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officeooo:rsid="00142a0c" officeooo:paragraph-rsid="00142a0c" style:font-size-asian="12.25pt" style:font-size-complex="14pt"/>
    </style:style>
    <style:style style:name="P2" style:family="paragraph" style:parent-style-name="Standard">
      <style:text-properties fo:font-size="12pt" officeooo:rsid="00142a0c" officeooo:paragraph-rsid="00142a0c" style:font-size-asian="10.5pt" style:font-size-complex="12pt"/>
    </style:style>
    <style:style style:name="P3" style:family="paragraph" style:parent-style-name="Standard">
      <style:text-properties fo:font-size="12pt" officeooo:rsid="00142a0c" officeooo:paragraph-rsid="0014b59f" style:font-size-asian="10.5pt" style:font-size-complex="12pt"/>
    </style:style>
    <style:style style:name="P4" style:family="paragraph" style:parent-style-name="Standard">
      <style:text-properties fo:font-size="12pt" officeooo:rsid="00151f4e" officeooo:paragraph-rsid="00151f4e" style:font-size-asian="10.5pt" style:font-size-complex="12pt"/>
    </style:style>
    <style:style style:name="T1" style:family="text">
      <style:text-properties officeooo:rsid="0014b5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eraatti</text:p>
      <text:p text:style-name="P1">Kenny Heinonen: Ryhmätyö ohjelmistokehityksessä (2013)</text:p>
      <text:p text:style-name="P1"/>
      <text:p text:style-name="P2">Ohjelmistojen kehityksessä ryhmätyöskentely on tärkeää, sillä projektit tehdään yleensä erilaisia vahvuuksia omaavien jäsenten kanssa yhteistyössä. Teknisten taitojen lisäksi ryhmätyöskentely vaatii myös yhteisty- ja kommunikointitaitoja. Erityisesti itseorganisoituva tiimi vaatii osallistujilta myös ryhmätyöskenteöytaitoja.</text:p>
      <text:p text:style-name="P3"><text:tab/><text:span text:style-name="T1">Extreme Programming vaatii moneltakin osin ryhmätyöskentelytaitoja. Ominaista mallille on lyhyet iteraatiot, työskentely tiimissä, jossa osana myös asiakas, sekä keskeinen käytänne pariohjelmointi. Pariohjelmoinnissa kaksi ihmistä suorittaa yhteistä tehtävää, jollon yhteistyö ja kommunikointi on avainasemassa. Sillä koetaan olevan vaikutusta ekä koodin laatuun että ohjelmoijien oppimiseen, ja mitä paremmat ryhmätyötaidot, sitä paremmin pariohjelmointi sujuu. Myös iteraatiosuunnittelukokoukset ovat tärkeä osa XP-mallin ohjelmistokehitystä.</text:span></text:p>
      <text:p text:style-name="P3"><text:span text:style-name="T1"><text:tab/>Scrum on kuten XP:kin ketterä malli, jossa isossa osassa on monitaitoinen tiimi. Tiimi on itseohjautuva ja organisoituva, ja tiimin sisäistä yhteistyötä arvostetaan paljon. Scrumissa on sprinttien suunnittelupalaverien lisäksi myös tiimin sisäiset päivittäisen tapaamiset, joissa keskustellaan sen hetkisestä tilanteesta, tarvittavista toimenpiteistä ja työnjaosta. Sprintin katselmoinnissa vuorovaikutetaan asiakkaan ja tuoteomistajan kanssa, ja retrospektiivissä pohditaan tiimin kanssa prosessin sujumisesta, ongelmista ja niiden ratkaisemisesta.</text:span></text:p>
      <text:p text:style-name="P3"><text:tab/><text:span text:style-name="T1">Kandityössä persoonallisuudet on jaettu Myers-Briggsin tyyppi-indikaattorin mukaan, jossa ihmisen persoona vaihtelee alueilla ekstrovertti – introvertti, tosiasiallinen – intuitiivinen, ajatteleva – tunteva sekä järjestelmällinen – spontaani. Eri persoonallisuutyyppien katsotaan soveltuvan eri tavoin ohjelmistokehityksen eri vaiheisiin, ja nämä ominaisuudet ja soveltuvuudet tulisi ottaa huomioon työnjaossa monivaiheisen prosessin aikana paremman lopputuloksen saavuttamiseksi. Vaatimusmäärittelyyn katsotaan parhaiten sopivan ekstrovertit sekä tuntevat ihmiset. </text:span></text:p>
      <text:p text:style-name="P4">Suunnitteluprosessiin sopii intuitiivinen ja ajatteleva henkilö. Toteutusvaiheessa tärkeimmiksi ominaisuuksiksi arvotetaan ajatteleva, tosiasiallinen ja introvertti. Pienissä tiimeissä ekstroverttiydestä koetaan olevan enemmän hyötyä. Testausvaiheeseen suositellaan tosiasiallisiaja järjestelmällisiä henkilöitä, ja ylläpitovaiheeseen taas tosiasiallisia ja spontaaneja henkilöitä.</text:p>
      <text:p text:style-name="P4"><text:tab/>Koska ryhmätyötaidot ovat ketterien kehitysmallien suosion nousun myötä kasvaneet, on myös taitojen kehittämiseen panostettava. Esimerkiksi vuorovaikutteinen luokkahuone ja ryhmätöihin osallistaminen kehittävät tulevissa työtehtävissä vaadittuja taito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9T01:33:56.334188173</meta:creation-date>
    <dc:date>2016-05-09T02:24:05.142037271</dc:date>
    <meta:editing-duration>PT13M15S</meta:editing-duration>
    <meta:editing-cycles>1</meta:editing-cycles>
    <meta:document-statistic meta:table-count="0" meta:image-count="0" meta:object-count="0" meta:page-count="1" meta:paragraph-count="8" meta:word-count="266" meta:character-count="2688" meta:non-whitespace-character-count="2421"/>
    <meta:generator>LibreOffice/4.2.8.2$Linux_X86_64 LibreOffice_project/420m0$Build-2</meta:generator>
  </office:meta>
</office:document-meta>
</file>